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19a9" officeooo:paragraph-rsid="000119a9"/>
    </style:style>
    <style:style style:name="P2" style:family="paragraph" style:parent-style-name="Standard">
      <style:text-properties officeooo:rsid="000200bb" officeooo:paragraph-rsid="000200bb"/>
    </style:style>
    <style:style style:name="P3" style:family="paragraph" style:parent-style-name="Standard">
      <style:text-properties officeooo:rsid="000200bb" officeooo:paragraph-rsid="00027cde"/>
    </style:style>
    <style:style style:name="P4" style:family="paragraph" style:parent-style-name="Standard">
      <style:text-properties officeooo:rsid="00027cde" officeooo:paragraph-rsid="00027cde"/>
    </style:style>
    <style:style style:name="P5" style:family="paragraph" style:parent-style-name="Standard" style:list-style-name="L1">
      <style:text-properties officeooo:rsid="00027cde" officeooo:paragraph-rsid="00027cde"/>
    </style:style>
    <style:style style:name="P6" style:family="paragraph" style:parent-style-name="Standard">
      <style:text-properties officeooo:rsid="00027cde" officeooo:paragraph-rsid="00027cde" fo:background-color="#ffff00"/>
    </style:style>
    <style:style style:name="P7" style:family="paragraph" style:parent-style-name="Standard">
      <style:text-properties officeooo:rsid="000490d1" officeooo:paragraph-rsid="000490d1" fo:background-color="#ffff00"/>
    </style:style>
    <style:style style:name="P8" style:family="paragraph" style:parent-style-name="Standard">
      <style:text-properties officeooo:rsid="000200bb" officeooo:paragraph-rsid="00027cd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18cb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ocente</text:span>: Jhon Jairo Arango Tobón</text:p>
      <text:p text:style-name="P1"><text:span text:style-name="T1">Correo</text:span>: <text:a xlink:type="simple" xlink:href="mailto:jjarango@elpoli.edu.co" text:style-name="Internet_20_link" text:visited-style-name="Visited_20_Internet_20_Link">jjarango@elpoli.edu.co</text:a></text:p>
      <text:p text:style-name="P1"/>
      <text:p text:style-name="P1"><text:line-break/><text:span text:style-name="T2">S.O</text:span></text:p>
      <text:p text:style-name="P1"/>
      <text:p text:style-name="P2">sistemas operativos (edición 5) </text:p>
      <text:p text:style-name="P2">William Stallings</text:p>
      <text:p text:style-name="P2"/>
      <text:p text:style-name="P2">Sistemas operativos </text:p>
      <text:p text:style-name="P2">Andrew S. Tanembaun</text:p>
      <text:p text:style-name="P1"/>
      <text:p text:style-name="P4">Concertación de evaluación</text:p>
      <text:list xml:id="list314854079" text:style-name="L1">
        <text:list-item>
          <text:p text:style-name="P5">Evaluación 1: 20% semana 4</text:p>
        </text:list-item>
        <text:list-item>
          <text:p text:style-name="P5">Evaluación 2: 20% semana 8</text:p>
        </text:list-item>
        <text:list-item>
          <text:p text:style-name="P5">Evaluación 3: 20% semana 12 </text:p>
        </text:list-item>
        <text:list-item>
          <text:p text:style-name="P5">Evaluación 4: 20% semana 16</text:p>
        </text:list-item>
        <text:list-item>
          <text:p text:style-name="P5">PPI: 20%</text:p>
        </text:list-item>
      </text:list>
      <text:p text:style-name="P1"/>
      <text:p text:style-name="P6">Leer de la 54 a 57 – 108 a 130</text:p>
      <text:p text:style-name="P6"/>
      <text:p text:style-name="P7">Tema de exposición: Algoritmos de programación de la CPU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2:11:33.140380492</meta:creation-date>
    <dc:date>2023-02-08T13:07:00.320277357</dc:date>
    <meta:editing-duration>PT18M32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1" meta:paragraph-count="15" meta:word-count="67" meta:character-count="386" meta:non-whitespace-character-count="334"/>
  </office:meta>
</office:document-meta>
</file>